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555555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gradient" draw:fill-gradient-name="Gradient_5f_0" draw:opacity-name="Transparency_5f_0" draw:shadow="hidden"/>
    </style:style>
    <style:style style:name="gr4" style:family="graphic" style:parent-style-name="standard">
      <style:graphic-properties draw:stroke="none" draw:fill="none" draw:textarea-vertical-align="middle" fo:min-height="0.512cm" fo:min-width="2.54cm" fo:padding-top="0.141cm" fo:padding-bottom="0.141cm" fo:padding-left="0.212cm" fo:padding-right="0.212cm"/>
    </style:style>
    <style:style style:name="gr5" style:family="graphic" style:parent-style-name="standard">
      <style:graphic-properties draw:stroke="none" draw:fill="solid" draw:fill-color="#92d050" draw:shadow="visible" draw:shadow-offset-x="0.051cm" draw:shadow-offset-y="0.051cm" draw:shadow-color="#cdcdcd" draw:shadow-opacity="50%"/>
    </style:style>
    <style:style style:name="gr6" style:family="graphic" style:parent-style-name="standard">
      <style:graphic-properties draw:stroke="dash" draw:stroke-dash="Dash_5f_0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textarea-vertical-align="middle" fo:min-height="0.719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015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2" style:family="graphic" style:parent-style-name="standard">
      <style:graphic-properties draw:stroke="none" draw:fill="none" draw:textarea-vertical-align="middle" fo:min-height="0.551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35cm" svg:stroke-color="#339933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67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0.275cm" fo:min-width="2.54cm" fo:padding-top="0.071cm" fo:padding-bottom="0.071cm" fo:padding-left="0.071cm" fo:padding-right="0.071cm"/>
    </style:style>
    <style:style style:name="gr17" style:family="graphic" style:parent-style-name="standard">
      <style:graphic-properties draw:stroke="none" draw:fill="none" draw:textarea-vertical-align="middle" fo:min-height="0.73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133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dash" draw:stroke-dash="Dash_5f_1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20" style:family="graphic" style:parent-style-name="standard">
      <style:graphic-properties draw:stroke="none" draw:fill="none" draw:textarea-vertical-align="middle" fo:min-height="0.545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0.223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top" fo:min-height="1.821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035cm" svg:stroke-color="#ea9651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24" style:family="graphic" style:parent-style-name="standard">
      <style:graphic-properties draw:stroke="none" draw:fill="none" draw:textarea-vertical-align="middle" fo:min-height="0.605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gradient" draw:fill-gradient-name="Gradient_5f_0" draw:opacity-name="Transparency_5f_0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92d050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28.619cm" svg:height="20.796cm" svg:x="0.644cm" svg:y="0.644cm" svg:viewBox="0 0 28620 20797" draw:points="0,20797 14309,20797 28620,20797 28620,0 14309,0 0,0">
            <text:p/>
          </draw:polygon>
          <draw:polygon draw:style-name="gr2" draw:text-style-name="P2" draw:layer="layout" svg:width="28.619cm" svg:height="20.796cm" svg:x="0.644cm" svg:y="0.644cm" svg:viewBox="0 0 28620 20797" draw:points="0,20797 14309,20797 28620,20797 28620,0 14309,0 0,0">
            <text:p/>
          </draw:polygon>
        </draw:g>
        <draw:g>
          <draw:polygon draw:style-name="gr3" draw:text-style-name="P3" draw:layer="layout" svg:width="28.61cm" svg:height="0.785cm" svg:x="0.648cm" svg:y="0.648cm" svg:viewBox="0 0 28611 786" draw:points="0,786 28611,786 28611,0 14306,0 0,0">
            <text:p/>
          </draw:polygon>
          <draw:frame draw:style-name="gr4" draw:text-style-name="P2" draw:layer="layout" svg:width="28.619cm" svg:height="0.794cm" svg:x="0.644cm" svg:y="0.644cm">
            <draw:text-box>
              <text:p text:style-name="P4"><text:span text:style-name="T1">Aged Rework Order Report- System Diagram</text:span></text:p>
            </draw:text-box>
          </draw:frame>
        </draw:g>
        <draw:g>
          <draw:g>
            <draw:path draw:style-name="gr5" draw:text-style-name="P5" draw:layer="layout" svg:width="13.496cm" svg:height="0.635cm" svg:x="5.45cm" svg:y="2.866cm" svg:viewBox="0 0 13497 636" svg:d="M318 636h12861c58 0 108-13 159-43 50-29 87-65 116-116s43-100 43-159-14-108-43-159-66-87-116-116c-51-30-101-43-159-43h-12861c-58 0-108 13-159 43-50 29-87 65-116 116s-43 100-43 159 14 108 43 159 66 87 116 116c51 30 101 43 159 43z">
              <text:p/>
            </draw:path>
            <draw:path draw:style-name="gr6" draw:text-style-name="P2" draw:layer="layout" svg:width="13.496cm" svg:height="0.635cm" svg:x="5.45cm" svg:y="2.866cm" svg:viewBox="0 0 13497 636" svg:d="M318 636h12861c58 0 108-13 159-43 50-29 87-65 116-116s43-100 43-159-14-108-43-159-66-87-116-116c-51-30-101-43-159-43h-12861c-58 0-108 13-159 43-50 29-87 65-116 116s-43 100-43 159 14 108 43 159 66 87 116 116c51 30 101 43 159 43z">
              <text:p/>
            </draw:path>
          </draw:g>
          <draw:frame draw:style-name="gr7" draw:text-style-name="P2" draw:layer="layout" svg:width="13.494cm" svg:height="0.635cm" svg:x="5.45cm" svg:y="2.866cm">
            <draw:text-box>
              <text:p text:style-name="P4"><text:span text:style-name="T2">Report Viewer(BI_All, BI_AAP)</text:span></text:p>
            </draw:text-box>
          </draw:frame>
        </draw:g>
        <draw:g>
          <draw:path draw:style-name="gr8" draw:text-style-name="P2" draw:layer="layout" svg:width="2.943cm" svg:height="0.635cm" svg:x="5.609cm" svg:y="4.771cm" svg:viewBox="0 0 2944 636" svg:d="M318 636h2309c58 0 108-13 159-43 50-29 87-65 116-116s42-100 42-159-13-108-42-159-66-87-116-116c-51-30-101-43-159-43h-2309c-58 0-108 13-159 43-50 29-87 65-116 116s-43 100-43 159 14 108 43 159 66 87 116 116c51 30 101 43 159 43z">
            <text:p/>
          </draw:path>
          <draw:frame draw:style-name="gr7" draw:text-style-name="P2" draw:layer="layout" svg:width="2.943cm" svg:height="0.635cm" svg:x="5.609cm" svg:y="4.771cm">
            <draw:text-box>
              <text:p text:style-name="P4"><text:span text:style-name="T2">QE Managers</text:span></text:p>
            </draw:text-box>
          </draw:frame>
        </draw:g>
        <draw:g>
          <draw:path draw:style-name="gr8" draw:text-style-name="P2" draw:layer="layout" svg:width="3.175cm" svg:height="0.635cm" svg:x="8.724cm" svg:y="4.771cm" svg:viewBox="0 0 3176 636" svg:d="M318 636h2541c58 0 108-13 159-43 50-29 87-65 116-116s42-100 42-159-13-108-42-159-66-87-116-116c-51-30-101-43-159-43h-2541c-58 0-108 13-159 43-50 29-87 65-116 116s-43 100-43 159 14 108 43 159 66 87 116 116c51 30 101 43 159 43z">
            <text:p/>
          </draw:path>
          <draw:frame draw:style-name="gr7" draw:text-style-name="P2" draw:layer="layout" svg:width="3.175cm" svg:height="0.635cm" svg:x="8.724cm" svg:y="4.771cm">
            <draw:text-box>
              <text:p text:style-name="P4"><text:span text:style-name="T2">QE’s</text:span></text:p>
            </draw:text-box>
          </draw:frame>
        </draw:g>
        <draw:g>
          <draw:path draw:style-name="gr8" draw:text-style-name="P2" draw:layer="layout" svg:width="3.495cm" svg:height="0.635cm" svg:x="12.07cm" svg:y="4.771cm" svg:viewBox="0 0 3496 636" svg:d="M318 636h2860c58 0 108-13 159-43 50-29 87-65 116-116s43-100 43-159-14-108-43-159-66-87-116-116c-51-30-101-43-159-43h-2860c-58 0-108 13-159 43-50 29-87 65-116 116s-43 100-43 159 14 108 43 159 66 87 116 116c51 30 101 43 159 43z">
            <text:p/>
          </draw:path>
          <draw:frame draw:style-name="gr7" draw:text-style-name="P2" draw:layer="layout" svg:width="3.493cm" svg:height="0.635cm" svg:x="12.07cm" svg:y="4.771cm">
            <draw:text-box>
              <text:p text:style-name="P4"><text:span text:style-name="T2">Production Managers</text:span></text:p>
            </draw:text-box>
          </draw:frame>
        </draw:g>
        <draw:g>
          <draw:path draw:style-name="gr8" draw:text-style-name="P2" draw:layer="layout" svg:width="3.2cm" svg:height="0.635cm" svg:x="15.734cm" svg:y="4.771cm" svg:viewBox="0 0 3201 636" svg:d="M318 636h2566c58 0 108-13 159-43 50-29 87-65 116-116s42-100 42-159-13-108-42-159-66-87-116-116c-51-30-101-43-159-43h-2566c-58 0-108 13-159 43-50 29-87 65-116 116s-43 100-43 159 14 108 43 159 66 87 116 116c51 30 101 43 159 43z">
            <text:p/>
          </draw:path>
          <draw:frame draw:style-name="gr7" draw:text-style-name="P2" draw:layer="layout" svg:width="3.2cm" svg:height="0.635cm" svg:x="15.734cm" svg:y="4.771cm">
            <draw:text-box>
              <text:p text:style-name="P4"><text:span text:style-name="T2">MEX IE’s</text:span></text:p>
            </draw:text-box>
          </draw:frame>
        </draw:g>
        <draw:g>
          <draw:path draw:style-name="gr8" draw:text-style-name="P2" draw:layer="layout" svg:width="11.668cm" svg:height="3.576cm" svg:x="5.292cm" svg:y="16.757cm" svg:viewBox="0 0 11669 3577" svg:d="M0 3179v-2781c1777-243 3290-359 5083-390 2321-41 4285 76 6586 390v2780c-1778 243-3292 359-5086 391-2321 40-4284-76-6583-390zM0 398c2301 315 4265 431 6586 391 1793-32 3306-148 5083-391">
            <text:p/>
          </draw:path>
          <draw:frame draw:style-name="gr9" draw:text-style-name="P2" draw:layer="layout" svg:width="2.381cm" svg:height="1.322cm" svg:x="5.292cm" svg:y="18.603cm">
            <draw:text-box>
              <text:p text:style-name="P4"><text:span text:style-name="T2">BI_reporter Database</text:span></text:p>
              <text:p text:style-name="P4"><text:span text:style-name="T2">(BI – SQL Server)</text:span></text:p>
            </draw:text-box>
          </draw:frame>
        </draw:g>
        <draw:g>
          <draw:polygon draw:style-name="gr8" draw:text-style-name="P2" draw:layer="layout" svg:width="11.43cm" svg:height="2.604cm" svg:x="5.292cm" svg:y="12.391cm" svg:viewBox="0 0 11431 2605" draw:points="0,2605 11431,2605 11431,0 0,0">
            <text:p/>
          </draw:polygon>
          <draw:frame draw:style-name="gr10" draw:text-style-name="P2" draw:layer="layout" svg:width="5.556cm" svg:height="1.157cm" svg:x="6.085cm" svg:y="13.026cm">
            <draw:text-box>
              <text:p text:style-name="P6"><text:span text:style-name="T2">Aged Rework Order Report - <text:s/>Fat Client App</text:span></text:p>
            </draw:text-box>
          </draw:frame>
        </draw:g>
        <draw:line draw:style-name="gr11" draw:text-style-name="P2" draw:layer="layout" svg:x1="10.689cm" svg:y1="15.011cm" svg:x2="10.689cm" svg:y2="16.734cm">
          <text:p/>
        </draw:line>
        <draw:line draw:style-name="gr11" draw:text-style-name="P2" draw:layer="layout" svg:x1="11.206cm" svg:y1="16.73cm" svg:x2="11.206cm" svg:y2="14.984cm">
          <text:p/>
        </draw:line>
        <draw:g>
          <draw:path draw:style-name="gr8" draw:text-style-name="P2" draw:layer="layout" svg:width="2.19cm" svg:height="0.953cm" svg:x="9.741cm" svg:y="7.825cm" svg:viewBox="0 0 2191 954" svg:d="M0 477c0-88 46-162 147-238 101-77 226-131 401-175 174-44 346-64 547-64 202 0 374 20 548 64 175 44 300 98 401 174 101 77 147 151 147 239 0 88-46 162-147 239-101 76-226 130-401 174-174 44-346 64-547 64-202 0-374-20-548-64-175-44-300-98-401-174-101-77-147-151-147-239z">
            <text:p/>
          </draw:path>
          <draw:frame draw:style-name="gr12" draw:text-style-name="P2" draw:layer="layout" svg:width="1.916cm" svg:height="0.833cm" svg:x="9.878cm" svg:y="7.885cm">
            <draw:text-box>
              <text:p text:style-name="P4"><text:span text:style-name="T2">View Reports</text:span></text:p>
            </draw:text-box>
          </draw:frame>
        </draw:g>
        <draw:line draw:style-name="gr13" draw:text-style-name="P2" draw:layer="layout" svg:x1="10.483cm" svg:y1="5.433cm" svg:x2="10.483cm" svg:y2="7.851cm">
          <text:p/>
        </draw:line>
        <draw:polyline draw:style-name="gr13" draw:text-style-name="P2" draw:layer="layout" svg:width="1.13cm" svg:height="2.467cm" svg:x="11.12cm" svg:y="5.375cm" svg:viewBox="0 0 1131 2468" draw:points="1131,0 1131,348 0,348 0,2468">
          <text:p/>
        </draw:polyline>
        <draw:path draw:style-name="gr13" draw:text-style-name="P2" draw:layer="layout" svg:width="2.327cm" svg:height="2.588cm" svg:x="7.673cm" svg:y="5.406cm" svg:viewBox="0 0 2328 2589" svg:d="M0 0v770h696c0-20 4-36 14-53 9-17 22-29 38-39 17-10 34-14 53-14 20 0 36 4 53 14s29 22 39 39c9 17 14 33 14 53h1421v1819">
          <text:p/>
        </draw:path>
        <draw:path draw:style-name="gr13" draw:text-style-name="P2" draw:layer="layout" svg:width="5.379cm" svg:height="2.582cm" svg:x="11.66cm" svg:y="5.406cm" svg:viewBox="0 0 5380 2583" svg:d="M5380 0v635h-3117c0-19-5-36-14-53-10-17-22-29-39-39-17-9-34-14-53-14-20 0-36 5-53 14-17 10-29 22-39 39s-14 34-14 53h-2051v1948">
          <text:p/>
        </draw:path>
        <draw:line draw:style-name="gr13" draw:text-style-name="P2" draw:layer="layout" svg:x1="10.836cm" svg:y1="8.778cm" svg:x2="10.834cm" svg:y2="12.392cm">
          <text:p/>
        </draw:line>
        <draw:g>
          <draw:path draw:style-name="gr8" draw:text-style-name="P2" draw:layer="layout" svg:width="0.318cm" svg:height="1.27cm" svg:x="4.339cm" svg:y="2.549cm" svg:viewBox="0 0 319 1271" svg:d="M319 1271h-1c-29 0-54-7-80-21-25-15-43-33-58-58-14-25-21-50-21-79v-1-636-1c0-29-7-53-21-79-15-25-33-43-58-58-26-14-51-21-80-21 29 0 54-6 80-21 25-14 43-33 58-58 14-25 21-50 21-79v-1c0-29 7-54 21-79 15-25 33-43 58-58 26-14 51-21 80-21h1">
            <text:p/>
          </draw:path>
          <draw:frame draw:style-name="gr14" draw:text-style-name="P2" draw:layer="layout" svg:width="1.411cm" svg:height="0.63cm" svg:x="2.928cm" svg:y="2.552cm">
            <draw:text-box>
              <text:p text:style-name="P4"><text:span text:style-name="T2">Roles</text:span></text:p>
            </draw:text-box>
          </draw:frame>
        </draw:g>
        <draw:g>
          <draw:path draw:style-name="gr8" draw:text-style-name="P2" draw:layer="layout" svg:width="0.318cm" svg:height="1.27cm" svg:x="4.339cm" svg:y="4.454cm" svg:viewBox="0 0 319 1271" svg:d="M319 1271h-1c-29 0-54-7-80-21-25-15-43-33-58-58-14-25-21-50-21-79v-1-318c0-29-7-54-21-79-15-26-33-44-59-58-25-15-50-22-79-22 0 1 0 1 0 1 29 0 54-7 80-22 25-14 43-32 58-58 14-25 21-50 21-79v-1-318c0-29 7-54 21-79 15-25 33-43 58-58 26-14 51-21 80-21h1">
            <text:p/>
          </draw:path>
          <draw:frame draw:style-name="gr14" draw:text-style-name="P2" draw:layer="layout" svg:width="1.411cm" svg:height="0.63cm" svg:x="2.928cm" svg:y="4.774cm">
            <draw:text-box>
              <text:p text:style-name="P4"><text:span text:style-name="T2">Job Title</text:span></text:p>
            </draw:text-box>
          </draw:frame>
        </draw:g>
        <draw:g>
          <draw:path draw:style-name="gr8" draw:text-style-name="P2" draw:layer="layout" svg:width="0.318cm" svg:height="5.398cm" svg:x="4.339cm" svg:y="6.041cm" svg:viewBox="0 0 319 5399" svg:d="M319 5399h-1c-29 0-54-7-80-21-25-15-43-33-58-58-14-25-21-50-21-79v-1-2401-1c0-29-7-54-21-79-15-25-33-43-58-58-26-14-51-21-80-21 29 0 54-7 79-21 26-15 44-33 59-58 14-25 21-50 21-79v-2364c0-29 7-54 21-79 15-25 33-43 58-58 26-14 51-21 80-21h1">
            <text:p/>
          </draw:path>
          <draw:frame draw:style-name="gr15" draw:text-style-name="P2" draw:layer="layout" svg:width="1.411cm" svg:height="1.046cm" svg:x="2.928cm" svg:y="8.198cm">
            <draw:text-box>
              <text:p text:style-name="P4"><text:span text:style-name="T2">Business Functions</text:span></text:p>
            </draw:text-box>
          </draw:frame>
        </draw:g>
        <draw:path draw:style-name="gr8" draw:text-style-name="P2" draw:layer="layout" svg:width="0.275cm" svg:height="2.223cm" svg:x="4.37cm" svg:y="12.55cm" svg:viewBox="0 0 276 2224" svg:d="M276 2224h-1c-25 0-47-6-69-18-22-13-37-29-50-51-13-21-19-43-19-68v-1-856c0-25-5-47-18-68-13-22-28-38-50-51-22-12-44-18-69-18 25 0 47-6 69-18 22-13 37-29 50-51 13-21 19-43 19-68 0 0 0-1-1-1v-818c0-25 6-47 19-68 13-22 28-38 50-51 22-12 44-18 69-18h1">
          <text:p/>
        </draw:path>
        <draw:frame draw:style-name="gr16" draw:text-style-name="P2" draw:layer="layout" svg:width="1.746cm" svg:height="0.49cm" svg:x="2.434cm" svg:y="13.417cm">
          <draw:text-box>
            <text:p text:style-name="P4"><text:span text:style-name="T2">Applications</text:span></text:p>
          </draw:text-box>
        </draw:frame>
        <draw:g>
          <draw:path draw:style-name="gr8" draw:text-style-name="P2" draw:layer="layout" svg:width="0.318cm" svg:height="3.493cm" svg:x="4.339cm" svg:y="16.519cm" svg:viewBox="0 0 319 3494" svg:d="M319 3494h-1c-29 0-54-7-80-21-25-15-43-33-58-58-14-25-21-50-21-79v-1-1448-1c0-29-7-54-21-79-15-25-33-43-58-58-26-14-51-21-80-21 29 0 54-7 80-21 25-15 43-33 58-58 14-25 21-50 21-79v-1-1411c0-29 7-54 21-79 15-25 33-43 58-58 26-14 51-21 80-21h1">
            <text:p/>
          </draw:path>
          <draw:frame draw:style-name="gr15" draw:text-style-name="P2" draw:layer="layout" svg:width="1.411cm" svg:height="1.046cm" svg:x="2.928cm" svg:y="17.723cm">
            <draw:text-box>
              <text:p text:style-name="P4"><text:span text:style-name="T2">Data Store</text:span></text:p>
            </draw:text-box>
          </draw:frame>
        </draw:g>
        <draw:g>
          <draw:polygon draw:style-name="gr8" draw:text-style-name="P2" draw:layer="layout" svg:width="2.54cm" svg:height="1.019cm" svg:x="13.864cm" svg:y="18.741cm" svg:viewBox="0 0 2541 1020" draw:points="0,1020 2541,1020 2541,0 0,0">
            <text:p/>
          </draw:polygon>
          <draw:frame draw:style-name="gr17" draw:text-style-name="P2" draw:layer="layout" svg:width="2.54cm" svg:height="1.046cm" svg:x="13.864cm" svg:y="18.728cm">
            <draw:text-box>
              <text:p text:style-name="P4"><text:span text:style-name="T2">Operation/Order Data Loading Job</text:span></text:p>
            </draw:text-box>
          </draw:frame>
        </draw:g>
        <draw:g>
          <draw:path draw:style-name="gr8" draw:text-style-name="P2" draw:layer="layout" svg:width="3.731cm" svg:height="1.252cm" svg:x="19.659cm" svg:y="17.015cm" svg:viewBox="0 0 3732 1253" svg:d="M0 1113v-974c575-86 1065-127 1646-137 736-13 1358 28 2086 137v974c-575 86-1065 127-1646 137-736 13-1358-28-2086-137zM0 139c728 109 1350 150 2086 137 581-10 1071-51 1646-137">
            <text:p/>
          </draw:path>
          <draw:frame draw:style-name="gr18" draw:text-style-name="P2" draw:layer="layout" svg:width="1.806cm" svg:height="0.49cm" svg:x="20.685cm" svg:y="17.544cm">
            <draw:text-box>
              <text:p text:style-name="P4"><text:span text:style-name="T2">Solumina I</text:span></text:p>
            </draw:text-box>
          </draw:frame>
        </draw:g>
        <draw:g>
          <draw:path draw:style-name="gr8" draw:text-style-name="P2" draw:layer="layout" svg:width="3.731cm" svg:height="1.252cm" svg:x="19.659cm" svg:y="18.55cm" svg:viewBox="0 0 3732 1253" svg:d="M0 1113v-974c575-86 1065-127 1646-137 736-13 1358 28 2086 137v974c-575 86-1065 127-1646 137-736 13-1358-28-2086-137zM0 139c728 109 1350 150 2086 137 581-10 1071-51 1646-137">
            <text:p/>
          </draw:path>
          <draw:frame draw:style-name="gr18" draw:text-style-name="P2" draw:layer="layout" svg:width="1.806cm" svg:height="0.906cm" svg:x="20.685cm" svg:y="18.871cm">
            <draw:text-box>
              <text:p text:style-name="P4"><text:span text:style-name="T2">Solumina II (RPT)</text:span></text:p>
            </draw:text-box>
          </draw:frame>
        </draw:g>
        <draw:polyline draw:style-name="gr19" draw:text-style-name="P2" draw:layer="layout" svg:width="3.254cm" svg:height="1.35cm" svg:x="16.404cm" svg:y="17.709cm" svg:viewBox="0 0 3255 1351" draw:points="3255,0 1091,0 1091,1351 0,1351">
          <text:p/>
        </draw:polyline>
        <draw:polyline draw:style-name="gr19" draw:text-style-name="P2" draw:layer="layout" svg:width="3.254cm" svg:height="0.291cm" svg:x="16.404cm" svg:y="19.244cm" svg:viewBox="0 0 3255 292" draw:points="3255,0 1508,0 1508,292 0,292">
          <text:p/>
        </draw:polyline>
        <draw:polygon draw:style-name="gr8" draw:text-style-name="P2" draw:layer="layout" svg:width="4.286cm" svg:height="1.693cm" svg:x="24.183cm" svg:y="18.159cm" svg:viewBox="0 0 4287 1694" draw:points="0,1694 4287,1694 4287,0 0,0">
          <text:p/>
        </draw:polygon>
        <draw:line draw:style-name="gr19" draw:text-style-name="P2" draw:layer="layout" svg:x1="24.977cm" svg:y1="18.424cm" svg:x2="27.581cm" svg:y2="18.424cm">
          <text:p/>
        </draw:line>
        <draw:frame draw:style-name="gr7" draw:text-style-name="P2" draw:layer="layout" svg:width="2.54cm" svg:height="0.635cm" svg:x="25.056cm" svg:y="18.424cm">
          <draw:text-box>
            <text:p text:style-name="P4"><text:span text:style-name="T2">Indirect Interaction</text:span></text:p>
          </draw:text-box>
        </draw:frame>
        <draw:line draw:style-name="gr11" draw:text-style-name="P2" draw:layer="layout" svg:x1="24.977cm" svg:y1="19.218cm" svg:x2="27.581cm" svg:y2="19.218cm">
          <text:p/>
        </draw:line>
        <draw:frame draw:style-name="gr7" draw:text-style-name="P2" draw:layer="layout" svg:width="2.54cm" svg:height="0.635cm" svg:x="25.056cm" svg:y="19.218cm">
          <draw:text-box>
            <text:p text:style-name="P4"><text:span text:style-name="T2">Direct Interaction</text:span></text:p>
          </draw:text-box>
        </draw:frame>
        <draw:g>
          <draw:polygon draw:style-name="gr8" draw:text-style-name="P2" draw:layer="layout" svg:width="2.54cm" svg:height="1.019cm" svg:x="9.856cm" svg:y="18.993cm" svg:viewBox="0 0 2541 1020" draw:points="0,1020 2541,1020 2541,0 0,0">
            <text:p/>
          </draw:polygon>
          <draw:frame draw:style-name="gr17" draw:text-style-name="P2" draw:layer="layout" svg:width="2.54cm" svg:height="1.046cm" svg:x="9.856cm" svg:y="18.98cm">
            <draw:text-box>
              <text:p text:style-name="P4"><text:span text:style-name="T2">Create report metrics Job</text:span></text:p>
            </draw:text-box>
          </draw:frame>
        </draw:g>
        <draw:polyline draw:style-name="gr19" draw:text-style-name="P2" draw:layer="layout" svg:width="1.468cm" svg:height="0.251cm" svg:x="12.396cm" svg:y="19.251cm" svg:viewBox="0 0 1469 252" draw:points="1469,0 834,0 834,252 0,252">
          <text:p/>
        </draw:polyline>
        <draw:g>
          <draw:polygon draw:style-name="gr8" draw:text-style-name="P2" draw:layer="layout" svg:width="2.54cm" svg:height="0.827cm" svg:x="9.856cm" svg:y="17.693cm" svg:viewBox="0 0 2541 828" draw:points="0,828 2541,828 2541,0 0,0">
            <text:p/>
          </draw:polygon>
          <draw:frame draw:style-name="gr20" draw:text-style-name="P2" draw:layer="layout" svg:width="2.54cm" svg:height="1.046cm" svg:x="9.856cm" svg:y="17.584cm">
            <draw:text-box>
              <text:p text:style-name="P4"><text:span text:style-name="T2">Report Metrics Table</text:span></text:p>
            </draw:text-box>
          </draw:frame>
        </draw:g>
        <draw:line draw:style-name="gr11" draw:text-style-name="P2" draw:layer="layout" svg:x1="11.126cm" svg:y1="18.992cm" svg:x2="11.126cm" svg:y2="18.52cm">
          <text:p/>
        </draw:line>
        <draw:g>
          <draw:polygon draw:style-name="gr8" draw:text-style-name="P2" draw:layer="layout" svg:width="2.858cm" svg:height="0.505cm" svg:x="13.229cm" svg:y="14.114cm" svg:viewBox="0 0 2859 506" draw:points="0,506 2859,506 2859,0 0,0">
            <text:p/>
          </draw:polygon>
          <draw:frame draw:style-name="gr21" draw:text-style-name="P2" draw:layer="layout" svg:width="2.858cm" svg:height="0.63cm" svg:x="13.229cm" svg:y="14.052cm">
            <draw:text-box>
              <text:p text:style-name="P4"><text:span text:style-name="T2">By Planner Code</text:span></text:p>
            </draw:text-box>
          </draw:frame>
        </draw:g>
        <draw:g>
          <draw:polygon draw:style-name="gr8" draw:text-style-name="P2" draw:layer="layout" svg:width="3.969cm" svg:height="2.103cm" svg:x="12.435cm" svg:y="12.641cm" svg:viewBox="0 0 3970 2104" draw:points="0,2104 3970,2104 3970,0 0,0">
            <text:p/>
          </draw:polygon>
          <draw:frame draw:style-name="gr22" draw:text-style-name="P2" draw:layer="layout" svg:width="3.969cm" svg:height="2.103cm" svg:x="12.435cm" svg:y="12.641cm">
            <draw:text-box>
              <text:p text:style-name="P6"><text:span text:style-name="T2">SSRS Reports</text:span></text:p>
            </draw:text-box>
          </draw:frame>
        </draw:g>
        <draw:g>
          <draw:polygon draw:style-name="gr8" draw:text-style-name="P2" draw:layer="layout" svg:width="2.858cm" svg:height="0.505cm" svg:x="13.229cm" svg:y="13.357cm" svg:viewBox="0 0 2859 506" draw:points="0,506 2859,506 2859,0 0,0">
            <text:p/>
          </draw:polygon>
          <draw:frame draw:style-name="gr21" draw:text-style-name="P2" draw:layer="layout" svg:width="2.858cm" svg:height="0.63cm" svg:x="13.229cm" svg:y="13.295cm">
            <draw:text-box>
              <text:p text:style-name="P4"><text:span text:style-name="T2">By Work Dept</text:span></text:p>
            </draw:text-box>
          </draw:frame>
        </draw:g>
        <draw:line draw:style-name="gr23" draw:text-style-name="P2" draw:layer="layout" svg:x1="7.301cm" svg:y1="5.433cm" svg:x2="7.301cm" svg:y2="9.084cm">
          <text:p/>
        </draw:line>
        <draw:path draw:style-name="gr23" draw:text-style-name="P2" draw:layer="layout" svg:width="5.772cm" svg:height="3.524cm" svg:x="8.044cm" svg:y="5.406cm" svg:viewBox="0 0 5773 3525" svg:d="M5773 0v1112h-2051c0-20-5-36-14-53-10-17-22-29-39-39s-33-14-53-14c-19 0-36 4-53 14-16 10-29 22-38 39-10 17-14 33-14 53h-329c0-20-5-36-15-53-9-17-22-29-38-39-17-10-34-14-53-14-20 0-37 4-53 14-17 10-30 22-39 39-10 17-14 33-14 53h-426c0-20-4-36-14-53s-22-29-39-39c-16-10-33-14-53-14-19 0-36 4-53 14-16 10-29 22-38 39-10 17-15 33-15 53h-272c0-20-4-36-14-53-9-17-22-29-38-39-17-10-34-14-53-14-20 0-36 4-53 14s-29 22-39 39c-9 17-14 33-14 53h-1314c0-20-4-36-14-53s-22-29-39-39-33-14-53-14c-19 0-36 4-53 14s-29 22-39 39c-9 17-14 33-14 53h-323v2413">
          <text:p/>
        </draw:path>
        <draw:polyline draw:style-name="gr23" draw:text-style-name="P2" draw:layer="layout" svg:width="0.945cm" svg:height="3.55cm" svg:x="8.474cm" svg:y="5.406cm" svg:viewBox="0 0 946 3551" draw:points="946,0 946,476 0,476 0,3551">
          <text:p/>
        </draw:polyline>
        <draw:path draw:style-name="gr23" draw:text-style-name="P2" draw:layer="layout" svg:width="8.695cm" svg:height="3.708cm" svg:x="8.979cm" svg:y="5.406cm" svg:viewBox="0 0 8696 3709" svg:d="M8696 0v1670h-5909c0-20-4-36-14-53s-22-29-39-39-33-14-53-14c-19 0-36 4-53 14s-29 22-39 39c-9 17-14 33-14 53h-328c0-20-4-36-14-53s-22-29-39-39-33-14-53-14c-19 0-36 4-53 14s-29 22-39 39c-9 17-14 33-14 53h-425c0-20-4-36-14-53s-22-29-39-39-33-14-53-14c-19 0-36 4-53 14s-29 22-39 39c-9 17-14 33-14 53h-272c0-20-4-36-14-53s-22-29-39-39-33-14-53-14c-19 0-36 4-53 14s-29 22-39 39c-9 17-14 33-14 53h-914v2039">
          <text:p/>
        </draw:path>
        <draw:g>
          <draw:path draw:style-name="gr8" draw:text-style-name="P2" draw:layer="layout" svg:width="2.33cm" svg:height="1.012cm" svg:x="6.879cm" svg:y="8.93cm" svg:viewBox="0 0 2331 1013" svg:d="M0 506c0-93 49-172 156-253s241-139 427-185c186-47 368-68 582-68 215 0 397 21 583 68 186 46 320 104 427 185s156 160 156 253c0 94-49 173-156 254s-241 139-427 185c-186 47-368 68-582 68-215 0-397-21-583-68-186-46-320-104-427-185s-156-160-156-254z">
            <text:p/>
          </draw:path>
          <draw:frame draw:style-name="gr24" draw:text-style-name="P2" draw:layer="layout" svg:width="2.039cm" svg:height="1.046cm" svg:x="7.025cm" svg:y="8.915cm">
            <draw:text-box>
              <text:p text:style-name="P4"><text:span text:style-name="T2">Export Reports to Excel</text:span></text:p>
            </draw:text-box>
          </draw:frame>
        </draw:g>
        <draw:line draw:style-name="gr23" draw:text-style-name="P2" draw:layer="layout" svg:x1="8.044cm" svg:y1="9.944cm" svg:x2="8.044cm" svg:y2="12.3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d9d9d9" draw:end-color="#a5a5a5" draw:start-intensity="100%" draw:end-intensity="100%" draw:angle="0" draw:border="0%"/>
    <draw:opacity draw:name="Transparency_5f_0" draw:display-name="Transparency_0" draw:style="linear" draw:start="100%" draw:end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999cm" fo:page-height="22.1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Gordon,Parker Dean</dc:creator>
    <dc:date>2016-02-03T15:50:20Z</dc:date>
    <meta:creation-date>2016-02-03T15:50:20Z</meta:creation-date>
    <meta:initial-creator>Gordon,Parker Dean</meta:initial-creator>
    <meta:generator>LibreOffice/5.1.1.3$Windows_x86 LibreOffice_project/89f508ef3ecebd2cfb8e1def0f0ba9a803b88a6d</meta:generator>
    <meta:document-statistic meta:object-count="94"/>
    <meta:template xlink:type="simple" xlink:actuate="onRequest" xlink:title="BASFLO_U.VST" xlink:href=""/>
  </office:meta>
</office:document-meta>
</file>